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rsid="0001a6b7" officeooo:paragraph-rsid="0001a6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rsid="00053b2a" officeooo:paragraph-rsid="00053b2a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6cb8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82a6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rsid="0001a6b7" officeooo:paragraph-rsid="0001a6b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officeooo:rsid="00053b2a" officeooo:paragraph-rsid="00053b2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officeooo:rsid="00053b2a" officeooo:paragraph-rsid="0001ec45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officeooo:rsid="000c4c62" officeooo:paragraph-rsid="000c4c6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4pt" officeooo:rsid="0001ec45" officeooo:paragraph-rsid="0001ec45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4pt" officeooo:rsid="0006cb8b" officeooo:paragraph-rsid="0006cb8b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8pt" officeooo:rsid="0006cb8b" officeooo:paragraph-rsid="00082a65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ans" fo:font-size="14pt" officeooo:rsid="0005fc19" officeooo:paragraph-rsid="00082a6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ans" fo:font-size="14pt" officeooo:rsid="000ac5f6" officeooo:paragraph-rsid="000ac5f6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82a65" style:font-size-asian="16pt" style:font-size-complex="16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5fc19" officeooo:paragraph-rsid="0006cb8b" style:font-size-asian="14pt" style:font-size-complex="14pt"/>
    </style:style>
    <style:style style:name="P23" style:family="paragraph" style:parent-style-name="Standard" style:list-style-name="L1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6cb8b" officeooo:paragraph-rsid="0006cb8b" style:font-size-asian="14pt" style:font-size-complex="14pt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26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4pt" officeooo:rsid="0006cb8b" officeooo:paragraph-rsid="00079a8f" style:font-size-asian="14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8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0c4c62"/>
    </style:style>
    <style:style style:name="P30" style:family="paragraph" style:parent-style-name="Standard" style:list-style-name="L2">
      <style:paragraph-properties fo:margin-top="0.1189in" fo:margin-bottom="0.1189in" loext:contextual-spacing="false"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T1" style:family="text">
      <style:text-properties officeooo:rsid="0001a6b7"/>
    </style:style>
    <style:style style:name="T2" style:family="text">
      <style:text-properties style:font-name="Liberation Sans" fo:font-size="14pt" officeooo:rsid="000c4c62" style:font-size-asian="14pt" style:font-size-complex="14pt"/>
    </style:style>
    <style:style style:name="T3" style:family="text">
      <style:text-properties style:font-name="Liberation Sans" fo:font-size="14pt" officeooo:rsid="000df100" style:font-size-asian="14pt" style:font-size-complex="14pt"/>
    </style:style>
    <style:style style:name="T4" style:family="text">
      <style:text-properties style:font-size-asian="14pt"/>
    </style:style>
    <style:style style:name="T5" style:family="text">
      <style:text-properties officeooo:rsid="0003d4d4" style:font-size-asian="14pt"/>
    </style:style>
    <style:style style:name="T6" style:family="text">
      <style:text-properties officeooo:rsid="00053b2a" style:font-size-asian="14pt"/>
    </style:style>
    <style:style style:name="T7" style:family="text">
      <style:text-properties officeooo:rsid="0003d4d4"/>
    </style:style>
    <style:style style:name="T8" style:family="text">
      <style:text-properties officeooo:rsid="00053b2a"/>
    </style:style>
    <style:style style:name="T9" style:family="text">
      <style:text-properties officeooo:rsid="0006cb8b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6e02c"/>
    </style:style>
    <style:style style:name="T12" style:family="text">
      <style:text-properties officeooo:rsid="000fa6bb"/>
    </style:style>
    <style:style style:name="T13" style:family="text">
      <style:text-properties officeooo:rsid="00135c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imidolorem <text:span text:style-name="T13">Game Plan</text:span></text:p>
      <text:p text:style-name="P1"/>
      <text:p text:style-name="P6">Thy Game Dev Team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s</text:p>
      <text:p text:style-name="P8"/>
      <text:list xml:id="list3956573478" text:style-name="L1">
        <text:list-item>
          <text:p text:style-name="P22">Intr<text:span text:style-name="T9">o</text:span></text:p>
        </text:list-item>
        <text:list-item>
          <text:p text:style-name="P24">Story Ideas</text:p>
        </text:list-item>
        <text:list-item>
          <text:p text:style-name="P24">Art Style Ideas</text:p>
        </text:list-item>
        <text:list-item>
          <text:p text:style-name="P24">Magic</text:p>
        </text:list-item>
        <text:list-item>
          <text:p text:style-name="P24">Combat</text:p>
        </text:list-item>
        <text:list-item>
          <text:p text:style-name="P24">Base Building<text:line-break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3"><text:soft-page-break/>Intro</text:p>
      <text:p text:style-name="P2"/>
      <text:p text:style-name="P13">Tags: <text:span text:style-name="T12">Base-building</text:span>, <text:span text:style-name="T7">Mining, Automation,</text:span> Brawling, Dungeons, Openworld, Pixelated, Top-Down, Fantasy, Adventure, <text:span text:style-name="T8">Singleplayer, Base Defense, Fighting.</text:span></text:p>
      <text:p text:style-name="P13"/>
      <text:p text:style-name="P13">?Tags: Story Driven, <text:span text:style-name="T7">Multiplayer, Co-Op</text:span></text:p>
      <text:p text:style-name="P2"/>
      <text:p text:style-name="P13">Description: <text:span text:style-name="T4">Animidolorem </text:span><text:span text:style-name="T5">is a {Tags} were you fight to take territory and gain </text:span><text:span text:style-name="T6">experience, Defend Your (add story context here) ageist (add story antagonist),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8">S</text:span>tory Ideas</text:p>
      <text:p text:style-name="P14"/>
      <text:list xml:id="list3458235117" text:style-name="L2">
        <text:list-item>
          <text:p text:style-name="P30"><text:span text:style-name="T11">Y</text:span><text:span text:style-name="T10">ou start off on a farm and defend against an invasion</text:span> </text:p>
        </text:list-item>
        <text:list-item>
          <text:p text:style-name="P25">You Get abducted by Dark Elves (Who Secretly plan to butt rape you) you into the infinite wild never to escape unless you achieve the ultimate power</text:p>
        </text:list-item>
        <text:list-item>
          <text:p text:style-name="P25"><text:span text:style-name="T11">M</text:span><text:span text:style-name="T10">ercenary for hire and placed into a more permanent job</text:span> 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5929072906212" text:continue-list="list3956573478" text:style-name="L1">
        <text:list-header>
          <text:p text:style-name="P26"/>
          <text:p text:style-name="P28"><text:soft-page-break/>Art Style Ideas</text:p>
        </text:list-header>
      </text:list>
      <text:p text:style-name="P20"/>
      <text:list xml:id="list225927719509751" text:continue-numbering="true" text:style-name="L1">
        <text:list-item>
          <text:p text:style-name="P27">Low Light Atmospheric with high bloom from luminescent plants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25927781424504" text:continue-numbering="true" text:style-name="L1">
        <text:list-header>
          <text:p text:style-name="P23"/>
        </text:list-header>
      </text:list>
      <text:p text:style-name="P15"><text:soft-page-break/>Magic</text:p>
      <text:p text:style-name="P12">Buff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Attack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Shields and Heal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De-Buffs</text:p>
      <text:list xml:id="list2934022955" text:style-name="L3">
        <text:list-item>
          <text:p text:style-name="P29"><text:span text:style-name="T2">Anti-Aggro – </text:span><text:span text:style-name="T3">De-Aggro enemy mobs for a period of time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Combat</text:p>
      <text:p text:style-name="P18">Han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Range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Enchantment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Base Building</text:p>
      <text:p text:style-name="P18">Structures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Defens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raft-Structure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Resource Gath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1-23T22:59:27.278000000</dc:date>
    <meta:editing-duration>PT27M55S</meta:editing-duration>
    <meta:editing-cycles>15</meta:editing-cycles>
    <meta:document-statistic meta:table-count="0" meta:image-count="0" meta:object-count="0" meta:page-count="8" meta:paragraph-count="36" meta:word-count="166" meta:character-count="1007" meta:non-whitespace-character-count="884"/>
  </office:meta>
</office:document-meta>
</file>